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0c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. <text:span text:style-name="T1">Modificamos</text:span> el <text:span text:style-name="T1">proyecto “Comunicaciones en red”</text:span> para que el servidor permita trabajar de forma concurrente con varios clientes.</text:p>
      <text:p text:style-name="P1"/>
      <text:p text:style-name="P1">Actividad 2. <text:span text:style-name="T1">Se crea</text:span> una aplicación cliente-servidor (multihilo), es decir, que acepte la conexión de varios clientes. El cliente enviará uno de los comandos (ls, get o exit) y el servidor actuará en consecuencia.</text:p>
      <text:p text:style-name="P1">- ls que va al estado 2 mostrando el contenido del directorio y vuelve automáticamente al estado 1.</text:p>
      <text:p text:style-name="P1">- get que le lleva al estado 3 donde le solicita al cliente el nombre del archivo a mostrar. Al introducir el nombre del archivo se desplaza al estado 4 donde muestra el contenido del archivo y vuelve automáticamente al estado 1.</text:p>
      <text:p text:style-name="P1">- exit que le lleva directamente al estado donde finaliza la conexión del cliente (estado -1).</text:p>
      <text:p text:style-name="P1">- Cualquier otro comando hace que vuelva al estado 1 solicitándole al cliente que introduzca un comando válido.</text:p>
      <text:p text:style-name="P1"/>
      <text:p text:style-name="P1">Actividad 3. A partir del ejercicio anterior <text:span text:style-name="T1">se crea</text:span> un servidor que una vez iniciada sesión a través de un nombre de usuario y contraseña específico (por ejemplo javier / secreta) el sistema permita <text:span text:style-name="T1">v</text:span>er el contenido del directorio actual, mostrar el contenido de un determinado archivo y salir.</text:p>
      <text:p text:style-name="P1">Para realizar este ejercicio <text:span text:style-name="T1">se</text:span> modific<text:span text:style-name="T1">o</text:span> el diagrama de estados para añadir el paso previo de login con usuario y contraseña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21:02:34.261000000</dc:date>
    <meta:editing-duration>PT8M47S</meta:editing-duration>
    <meta:editing-cycles>1</meta:editing-cycles>
    <meta:document-statistic meta:table-count="0" meta:image-count="0" meta:object-count="0" meta:page-count="1" meta:paragraph-count="8" meta:word-count="218" meta:character-count="1307" meta:non-whitespace-character-count="1096"/>
    <meta:generator>LibreOffice/7.2.7.2$Windows_X86_64 LibreOffice_project/8d71d29d553c0f7dcbfa38fbfda25ee34cce99a2</meta:generator>
  </office:meta>
</office:document-meta>
</file>